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fo:border="none" fo:padding="0in" style:shadow="none" style:writing-mode="lr-tb" style:footnote-max-height="0in">
        <style:columns fo:column-count="2" fo:column-gap="0.05in">
          <style:column-sep style:width="0.0035in" style:color="#000000" style:height="100%" style:style="solid"/>
          <style:column style:rel-width="7285*" fo:start-indent="0in" fo:end-indent="0.0252in"/>
          <style:column style:rel-width="7285*" fo:start-indent="0.0252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23:13:37.638690813</meta:creation-date>
    <dc:date>2015-07-22T23:16:20.810728104</dc:date>
    <meta:editing-duration>PT2M4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4.2.2$Linux_X86_64 LibreOffice_project/40m0$Build-2</meta:generator>
  </office:meta>
</office:document-meta>
</file>